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opacity="40%" draw:textarea-horizontal-align="justify" draw:textarea-vertical-align="middle" draw:auto-grow-height="false" fo:min-height="0.791cm" fo:min-width="14.499cm" draw:shadow-opacity="40%"/>
    </style:style>
    <style:style style:name="gr2" style:family="graphic" style:parent-style-name="standard">
      <style:graphic-properties draw:fill="solid" draw:fill-color="#e6e6ff" draw:textarea-horizontal-align="center" draw:textarea-vertical-align="top" draw:auto-grow-height="false" fo:min-height="5.213cm" fo:min-width="20.431cm"/>
    </style:style>
    <style:style style:name="gr3" style:family="graphic" style:parent-style-name="standard">
      <style:graphic-properties draw:fill="solid" draw:fill-color="#e6e6ff" draw:textarea-horizontal-align="center" draw:textarea-vertical-align="top" draw:auto-grow-height="false" fo:min-height="7.997cm" fo:min-width="20.701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83cm" fo:min-width="1.7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85cm" fo:min-width="1.54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85cm" fo:min-width="1.89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85cm" fo:min-width="2.05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85cm" fo:min-width="2.155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0.585cm" fo:min-width="1.33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85cm" fo:min-width="1.33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85cm" fo:min-width="1.7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85cm" fo:min-width="1.9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85cm" fo:min-width="0.82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85cm" fo:min-width="1.54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85cm" fo:min-width="2.03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85cm" fo:min-width="1.82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85cm" fo:min-width="2.33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85cm" fo:min-width="0.80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85cm" fo:min-width="1.3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85cm" fo:min-width="1.60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85cm" fo:min-width="1.0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85cm" fo:min-width="0.54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85cm" fo:min-width="2.13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85cm" fo:min-width="4.07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85cm" fo:min-width="1.4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85cm" fo:min-width="2.08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85cm" fo:min-width="2.63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85cm" fo:min-width="1.74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585cm" fo:min-width="1.84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85cm" fo:min-width="2.35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85cm" fo:min-width="3.99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585cm" fo:min-width="2.08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85cm" fo:min-width="2.46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85cm" fo:min-width="1.152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85cm" fo:min-width="3.38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585cm" fo:min-width="2.869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85cm" fo:min-width="4.504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85cm" fo:min-width="3.89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85cm" fo:min-width="2.541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85cm" fo:min-width="1.64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585cm" fo:min-width="0.787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85cm" fo:min-width="2.44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85cm" fo:min-width="2.97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5cm" fo:min-width="3.68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585cm" fo:min-width="1.689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585cm" fo:min-width="3.48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585cm" fo:min-width="2.512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585cm" fo:min-width="0.521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585cm" fo:min-width="1.984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585cm" fo:min-width="1.031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585cm" fo:min-width="2.564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585cm" fo:min-width="2.768cm"/>
      <style:paragraph-properties style:writing-mode="lr-tb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 fo:min-height="0.584cm" fo:min-width="0.755cm"/>
      <style:paragraph-properties style:writing-mode="lr-tb"/>
    </style:style>
    <style:style style:name="gr54" style:family="graphic" style:parent-style-name="standard">
      <style:graphic-properties draw:fill-color="#ffff99" draw:textarea-horizontal-align="justify" draw:textarea-vertical-align="middle" draw:auto-grow-height="false" fo:min-height="0.584cm" fo:min-width="2.768cm"/>
      <style:paragraph-properties style:writing-mode="lr-tb"/>
    </style:style>
    <style:style style:name="gr55" style:family="graphic" style:parent-style-name="standard">
      <style:graphic-properties draw:fill-color="#ffff99" draw:textarea-horizontal-align="justify" draw:textarea-vertical-align="middle" draw:auto-grow-height="false" fo:min-height="0.584cm" fo:min-width="1.95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585cm" fo:min-width="2.796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585cm" fo:min-width="1.155cm"/>
      <style:paragraph-properties style:writing-mode="lr-tb"/>
    </style:style>
    <style:style style:name="gr58" style:family="graphic" style:parent-style-name="standard">
      <style:graphic-properties draw:fill-color="#ffff99" draw:textarea-horizontal-align="justify" draw:textarea-vertical-align="middle" draw:auto-grow-height="false" fo:min-height="0.584cm" fo:min-width="0.655cm"/>
      <style:paragraph-properties style:writing-mode="lr-tb"/>
    </style:style>
    <style:style style:name="P1" style:family="paragraph">
      <loext:graphic-properties draw:fill-color="#ffffcc" draw:opacity="40%"/>
      <style:paragraph-properties fo:text-align="center"/>
    </style:style>
    <style:style style:name="P2" style:family="paragraph">
      <loext:graphic-properties draw:fill="solid" draw:fill-color="#e6e6ff"/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solid" draw:fill-color="#e6e6ff"/>
      <style:paragraph-properties fo:margin-left="0cm" fo:margin-right="0cm" fo:text-align="start" fo:text-indent="0cm"/>
      <style:text-properties fo:font-size="18.5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align="start" fo:text-indent="0cm" style:writing-mode="lr-tb"/>
      <style:text-properties fo:font-size="14.5pt" fo:font-style="italic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margin-left="0cm" fo:margin-right="0cm" fo:text-align="start" fo:text-indent="0cm" style:writing-mode="lr-tb"/>
      <style:text-properties fo:font-size="14.5pt" fo:font-style="italic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text-align="center" fo:text-indent="0cm" style:writing-mode="lr-tb"/>
      <style:text-properties fo:font-size="14.5pt" style:font-size-asian="18pt" style:font-size-complex="18pt"/>
    </style:style>
    <style:style style:name="P7" style:family="paragraph">
      <loext:graphic-properties draw:fill-color="#dee6ef"/>
      <style:paragraph-properties fo:margin-left="0cm" fo:margin-right="0cm" fo:text-align="center" fo:text-indent="0cm" style:writing-mode="lr-tb"/>
      <style:text-properties fo:font-size="14.5pt" style:font-size-asian="18pt" style:font-size-complex="18pt"/>
    </style:style>
    <style:style style:name="P8" style:family="paragraph">
      <style:paragraph-properties fo:margin-left="0cm" fo:margin-right="0cm" fo:text-align="center" fo:text-indent="0cm" style:writing-mode="lr-tb"/>
      <style:text-properties fo:font-size="14.5pt" fo:font-style="italic" style:font-size-asian="18pt" style:font-size-complex="18pt"/>
    </style:style>
    <style:style style:name="P9" style:family="paragraph">
      <loext:graphic-properties draw:fill="none"/>
      <style:paragraph-properties fo:margin-left="0cm" fo:margin-right="0cm" fo:text-align="center" fo:text-indent="0cm" style:writing-mode="lr-tb"/>
      <style:text-properties fo:font-size="14.5pt" fo:font-style="italic" style:font-size-asian="18pt" style:font-size-complex="18pt"/>
    </style:style>
    <style:style style:name="P10" style:family="paragraph">
      <style:paragraph-properties fo:margin-left="0cm" fo:margin-right="0cm" fo:text-align="start" fo:text-indent="0cm" style:writing-mode="lr-tb"/>
      <style:text-properties fo:font-size="14.5pt" fo:font-style="italic" style:font-size-asian="18pt" style:font-size-complex="18pt"/>
    </style:style>
    <style:style style:name="P11" style:family="paragraph">
      <loext:graphic-properties draw:fill="none"/>
      <style:paragraph-properties fo:margin-left="0cm" fo:margin-right="0cm" fo:text-align="start" fo:text-indent="0cm" style:writing-mode="lr-tb"/>
      <style:text-properties fo:font-size="14.5pt" fo:font-style="italic" style:font-size-asian="18pt" style:font-size-complex="18pt"/>
    </style:style>
    <style:style style:name="P12" style:family="paragraph">
      <style:paragraph-properties fo:margin-left="0cm" fo:margin-right="0cm" fo:text-align="start" fo:text-indent="0cm" style:writing-mode="lr-tb"/>
      <style:text-properties fo:font-size="14.5pt" style:font-size-asian="18pt" style:font-size-complex="18pt"/>
    </style:style>
    <style:style style:name="P13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.5pt" style:font-size-asian="18pt" style:font-size-complex="18pt"/>
    </style:style>
    <style:style style:name="T1" style:family="text">
      <style:text-properties fo:font-size="14pt" fo:font-style="italic" fo:font-weight="bold" style:font-size-asian="18pt" style:font-weight-asian="bold" style:font-size-complex="18pt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a xlink:href="https://github.com/codehaus-plexus" xlink:type="simple" xlink:show="embed">
          <draw:custom-shape draw:style-name="gr1" draw:text-style-name="P1" draw:layer="layout" svg:width="14.999cm" svg:height="1.041cm" svg:x="1.001cm" svg:y="20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shared/" xlink:type="simple" xlink:show="embed">
          <draw:custom-shape draw:style-name="gr2" draw:text-style-name="P2" draw:layer="layout" svg:width="20.931cm" svg:height="5.463cm" svg:x="1.001cm" svg:y="14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./plugins/" xlink:type="simple" xlink:show="embed">
          <draw:custom-shape draw:style-name="gr3" draw:text-style-name="P3" draw:layer="layout" svg:width="21.201cm" svg:height="8.247cm" svg:x="1.001cm" svg:y="3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4" draw:text-style-name="P5" draw:layer="layout" svg:width="2.245cm" svg:height="0.833cm" svg:x="1.001cm" svg:y="2.133cm">
          <text:p text:style-name="P4"><text:span text:style-name="T1">Cor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a xlink:href="https://github.com/apache/maven" xlink:type="simple" xlink:show="embed">
          <draw:custom-shape draw:style-name="gr5" draw:text-style-name="P6" draw:layer="layout" svg:width="2.042cm" svg:height="0.835cm" svg:x="3.245cm" svg:y="2.133cm">
            <text:p text:style-name="P6"><text:span text:style-name="T2">Mav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integration-testing/" xlink:type="simple" xlink:show="embed">
          <draw:custom-shape draw:style-name="gr6" draw:text-style-name="P6" draw:layer="layout" svg:width="2.393cm" svg:height="0.835cm" svg:x="5.492cm" svg:y="2.133cm">
            <text:p text:style-name="P6"><text:span text:style-name="T2">Core I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solver/" xlink:type="simple" xlink:show="embed">
          <draw:custom-shape draw:style-name="gr7" draw:text-style-name="P6" draw:layer="layout" svg:width="2.553cm" svg:height="0.835cm" svg:x="8.147cm" svg:y="2.133cm">
            <text:p text:style-name="P6"><text:span text:style-name="T2">Resol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solver-ant-tasks/" xlink:type="simple" xlink:show="embed">
          <draw:custom-shape draw:style-name="gr7" draw:text-style-name="P6" draw:layer="layout" svg:width="2.553cm" svg:height="0.835cm" svg:x="10.904cm" svg:y="2.133cm">
            <text:p text:style-name="P6"><text:span text:style-name="T2">Ant Task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4" draw:text-style-name="P5" draw:layer="layout" svg:width="2.245cm" svg:height="0.833cm" svg:x="1.001cm" svg:y="11.72cm">
          <text:p text:style-name="P4"><text:span text:style-name="T1">Doxia:</text:span></text:p>
          <draw:enhanced-geometry svg:viewBox="0 0 21600 21600" draw:mirror-horizontal="false" draw:mirror-vertical="false" draw:type="rectangle" draw:enhanced-path="M 0 0 L 21600 0 21600 21600 0 21600 0 0 Z N"/>
        </draw:custom-shape>
        <draw:a xlink:href="https://github.com/apache/maven-doxia/" xlink:type="simple" xlink:show="embed">
          <draw:custom-shape draw:style-name="gr5" draw:text-style-name="P6" draw:layer="layout" svg:width="2.042cm" svg:height="0.835cm" svg:x="3.045cm" svg:y="11.72cm">
            <text:p text:style-name="P6"><text:span text:style-name="T2">Doxi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oxia-sitetools/" xlink:type="simple" xlink:show="embed">
          <draw:custom-shape draw:style-name="gr8" draw:text-style-name="P6" draw:layer="layout" svg:width="2.655cm" svg:height="0.835cm" svg:x="5.292cm" svg:y="11.72cm">
            <text:p text:style-name="P6"><text:span text:style-name="T2">Site Too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oxia-site/" xlink:type="simple" xlink:show="embed">
          <draw:custom-shape draw:style-name="gr9" draw:text-style-name="P7" draw:layer="layout" svg:width="1.838cm" svg:height="0.835cm" svg:x="8.151cm" svg:y="11.72cm">
            <text:p text:style-name="P6"><text:span text:style-name="T2">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4" draw:text-style-name="P9" draw:layer="layout" svg:width="2.245cm" svg:height="0.833cm" svg:x="10.189cm" svg:y="11.72cm">
          <text:p text:style-name="P8"><text:span text:style-name="T3">Tool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a xlink:href="https://github.com/apache/maven-doxia-converter/" xlink:type="simple" xlink:show="embed">
          <draw:custom-shape draw:style-name="gr7" draw:text-style-name="P6" draw:layer="layout" svg:width="2.553cm" svg:height="0.835cm" svg:x="12.232cm" svg:y="11.72cm">
            <text:p text:style-name="P6"><text:span text:style-name="T2">Conver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oxia-linkcheck/" xlink:type="simple" xlink:show="embed">
          <draw:custom-shape draw:style-name="gr7" draw:text-style-name="P6" draw:layer="layout" svg:width="2.553cm" svg:height="0.835cm" svg:x="14.989cm" svg:y="11.72cm">
            <text:p text:style-name="P6"><text:span text:style-name="T2">Linkchec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4" draw:text-style-name="P5" draw:layer="layout" svg:width="2.245cm" svg:height="0.833cm" svg:x="1.001cm" svg:y="12.751cm">
          <text:p text:style-name="P4"><text:span text:style-name="T1">Mis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a xlink:href="file://./plugins/" xlink:type="simple" xlink:show="embed">
          <draw:custom-shape draw:style-name="gr4" draw:text-style-name="P5" draw:layer="layout" svg:width="2.245cm" svg:height="0.833cm" svg:x="1.001cm" svg:y="3.267cm">
            <text:p text:style-name="P4"><text:span text:style-name="T1">Plugins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./plugins/" xlink:type="simple" xlink:show="embed">
          <draw:custom-shape draw:style-name="gr4" draw:text-style-name="P11" draw:layer="layout" svg:width="2.245cm" svg:height="0.833cm" svg:x="1.001cm" svg:y="4.195cm">
            <text:p text:style-name="P10"><text:span text:style-name="T3">- Cor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./plugins/" xlink:type="simple" xlink:show="embed">
          <draw:custom-shape draw:style-name="gr4" draw:text-style-name="P11" draw:layer="layout" svg:width="2.245cm" svg:height="0.833cm" svg:x="1.001cm" svg:y="5.225cm">
            <text:p text:style-name="P10"><text:span text:style-name="T3">- Packaging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./plugins/" xlink:type="simple" xlink:show="embed">
          <draw:custom-shape draw:style-name="gr4" draw:text-style-name="P11" draw:layer="layout" svg:width="2.245cm" svg:height="0.833cm" svg:x="0.997cm" svg:y="6.256cm">
            <text:p text:style-name="P10"><text:span text:style-name="T3">- Reporting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./plugins/" xlink:type="simple" xlink:show="embed">
          <draw:custom-shape draw:style-name="gr4" draw:text-style-name="P11" draw:layer="layout" svg:width="2.245cm" svg:height="0.833cm" svg:x="0.996cm" svg:y="8.318cm">
            <text:p text:style-name="P10"><text:span text:style-name="T3">- Tools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clean-plugin/" xlink:type="simple" xlink:show="embed">
          <draw:custom-shape draw:style-name="gr10" draw:text-style-name="P6" draw:layer="layout" svg:width="1.838cm" svg:height="0.835cm" svg:x="3.041cm" svg:y="4.195cm">
            <text:p text:style-name="P6"><text:span text:style-name="T2">c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compiler-plugin/" xlink:type="simple" xlink:show="embed">
          <draw:custom-shape draw:style-name="gr11" draw:text-style-name="P6" draw:layer="layout" svg:width="2.225cm" svg:height="0.835cm" svg:x="5.105cm" svg:y="4.195cm">
            <text:p text:style-name="P6"><text:span text:style-name="T2">compi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eploy-plugin/" xlink:type="simple" xlink:show="embed">
          <draw:custom-shape draw:style-name="gr10" draw:text-style-name="P6" draw:layer="layout" svg:width="1.838cm" svg:height="0.835cm" svg:x="7.535cm" svg:y="4.195cm">
            <text:p text:style-name="P6"><text:span text:style-name="T2">deplo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install-plugin/" xlink:type="simple" xlink:show="embed">
          <draw:custom-shape draw:style-name="gr10" draw:text-style-name="P6" draw:layer="layout" svg:width="1.838cm" svg:height="0.835cm" svg:x="9.577cm" svg:y="4.195cm">
            <text:p text:style-name="P6"><text:span text:style-name="T2">insta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sources-plugin/" xlink:type="simple" xlink:show="embed">
          <draw:custom-shape draw:style-name="gr12" draw:text-style-name="P6" draw:layer="layout" svg:width="2.45cm" svg:height="0.835cm" svg:x="11.619cm" svg:y="4.195cm">
            <text:p text:style-name="P6"><text:span text:style-name="T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ite-plugin/" xlink:type="simple" xlink:show="embed">
          <draw:custom-shape draw:style-name="gr13" draw:text-style-name="P6" draw:layer="layout" svg:width="1.328cm" svg:height="0.835cm" svg:x="14.274cm" svg:y="4.195cm">
            <text:p text:style-name="P6"><text:span text:style-name="T2">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urefire" xlink:type="simple" xlink:show="embed">
          <draw:custom-shape draw:style-name="gr14" draw:text-style-name="P6" draw:layer="layout" svg:width="2.046cm" svg:height="0.835cm" svg:x="15.802cm" svg:y="4.195cm">
            <text:p text:style-name="P6"><text:span text:style-name="T2">suref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verifier-plugin/" xlink:type="simple" xlink:show="embed">
          <draw:custom-shape draw:style-name="gr10" draw:text-style-name="P6" draw:layer="layout" svg:width="1.838cm" svg:height="0.835cm" svg:x="18.052cm" svg:y="4.195cm">
            <text:p text:style-name="P6"><text:span text:style-name="T2">ver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ear-plugin/" xlink:type="simple" xlink:show="embed">
          <draw:custom-shape draw:style-name="gr13" draw:text-style-name="P6" draw:layer="layout" svg:width="1.328cm" svg:height="0.835cm" svg:x="4.266cm" svg:y="5.226cm">
            <text:p text:style-name="P6"><text:span text:style-name="T2">e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ejb-plugin/" xlink:type="simple" xlink:show="embed">
          <draw:custom-shape draw:style-name="gr13" draw:text-style-name="P6" draw:layer="layout" svg:width="1.328cm" svg:height="0.835cm" svg:x="5.799cm" svg:y="5.226cm">
            <text:p text:style-name="P6"><text:span text:style-name="T2">ej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ar-plugin/" xlink:type="simple" xlink:show="embed">
          <draw:custom-shape draw:style-name="gr13" draw:text-style-name="P6" draw:layer="layout" svg:width="1.328cm" svg:height="0.835cm" svg:x="7.33cm" svg:y="5.226cm">
            <text:p text:style-name="P6"><text:span text:style-name="T2">j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ar-plugin/" xlink:type="simple" xlink:show="embed">
          <draw:custom-shape draw:style-name="gr13" draw:text-style-name="P6" draw:layer="layout" svg:width="1.328cm" svg:height="0.835cm" svg:x="8.861cm" svg:y="5.226cm">
            <text:p text:style-name="P6"><text:span text:style-name="T2">r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war-plugin/" xlink:type="simple" xlink:show="embed">
          <draw:custom-shape draw:style-name="gr13" draw:text-style-name="P6" draw:layer="layout" svg:width="1.328cm" svg:height="0.835cm" svg:x="10.394cm" svg:y="5.226cm">
            <text:p text:style-name="P6"><text:span text:style-name="T2">w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cr-plugin/" xlink:type="simple" xlink:show="embed">
          <draw:custom-shape draw:style-name="gr13" draw:text-style-name="P6" draw:layer="layout" svg:width="1.328cm" svg:height="0.835cm" svg:x="11.925cm" svg:y="5.226cm">
            <text:p text:style-name="P6"><text:span text:style-name="T2">ac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hade-plugin/" xlink:type="simple" xlink:show="embed">
          <draw:custom-shape draw:style-name="gr10" draw:text-style-name="P6" draw:layer="layout" svg:width="1.838cm" svg:height="0.835cm" svg:x="13.457cm" svg:y="5.226cm">
            <text:p text:style-name="P6"><text:span text:style-name="T2">sha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ource-plugin/" xlink:type="simple" xlink:show="embed">
          <draw:custom-shape draw:style-name="gr10" draw:text-style-name="P6" draw:layer="layout" svg:width="1.838cm" svg:height="0.835cm" svg:x="15.5cm" svg:y="5.226cm">
            <text:p text:style-name="P6"><text:span text:style-name="T2">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link-plugin/" xlink:type="simple" xlink:show="embed">
          <draw:custom-shape draw:style-name="gr13" draw:text-style-name="P6" draw:layer="layout" svg:width="1.328cm" svg:height="0.835cm" svg:x="17.541cm" svg:y="5.226cm">
            <text:p text:style-name="P6"><text:span text:style-name="T2">jlin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mod-plugin/" xlink:type="simple" xlink:show="embed">
          <draw:custom-shape draw:style-name="gr13" draw:text-style-name="P6" draw:layer="layout" svg:width="1.328cm" svg:height="0.835cm" svg:x="19.073cm" svg:y="5.226cm">
            <text:p text:style-name="P6"><text:span text:style-name="T2">jmo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changelog-plugin/" xlink:type="simple" xlink:show="embed">
          <draw:custom-shape draw:style-name="gr15" draw:text-style-name="P6" draw:layer="layout" svg:width="2.531cm" svg:height="0.835cm" svg:x="4.083cm" svg:y="6.256cm">
            <text:p text:style-name="P6"><text:span text:style-name="T2">change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changes-plugin/" xlink:type="simple" xlink:show="embed">
          <draw:custom-shape draw:style-name="gr16" draw:text-style-name="P6" draw:layer="layout" svg:width="2.328cm" svg:height="0.835cm" svg:x="6.841cm" svg:y="6.256cm">
            <text:p text:style-name="P6"><text:span text:style-name="T2">chang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checkstyle-plugin/" xlink:type="simple" xlink:show="embed">
          <draw:custom-shape draw:style-name="gr17" draw:text-style-name="P6" draw:layer="layout" svg:width="2.838cm" svg:height="0.835cm" svg:x="9.394cm" svg:y="6.256cm">
            <text:p text:style-name="P6"><text:span text:style-name="T2">checksty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oap-plugin/" xlink:type="simple" xlink:show="embed">
          <draw:custom-shape draw:style-name="gr18" draw:text-style-name="P6" draw:layer="layout" svg:width="1.306cm" svg:height="0.835cm" svg:x="12.458cm" svg:y="6.256cm">
            <text:p text:style-name="P6"><text:span text:style-name="T2">do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occk-plugin/" xlink:type="simple" xlink:show="embed">
          <draw:custom-shape draw:style-name="gr19" draw:text-style-name="P6" draw:layer="layout" svg:width="1.817cm" svg:height="0.835cm" svg:x="13.989cm" svg:y="6.256cm">
            <text:p text:style-name="P6"><text:span text:style-name="T2">docc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avadoc-plugin/" xlink:type="simple" xlink:show="embed">
          <draw:custom-shape draw:style-name="gr20" draw:text-style-name="P6" draw:layer="layout" svg:width="2.108cm" svg:height="0.835cm" svg:x="16.031cm" svg:y="6.256cm">
            <text:p text:style-name="P6"><text:span text:style-name="T2">javado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deps-plugin/" xlink:type="simple" xlink:show="embed">
          <draw:custom-shape draw:style-name="gr21" draw:text-style-name="P6" draw:layer="layout" svg:width="1.51cm" svg:height="0.835cm" svg:x="18.38cm" svg:y="6.256cm">
            <text:p text:style-name="P6"><text:span text:style-name="T2">jde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xr" xlink:type="simple" xlink:show="embed">
          <draw:custom-shape draw:style-name="gr22" draw:text-style-name="P6" draw:layer="layout" svg:width="1.047cm" svg:height="0.835cm" svg:x="4.083cm" svg:y="7.288cm">
            <text:p text:style-name="P6"><text:span text:style-name="T2">jx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linkcheck-plugin/" xlink:type="simple" xlink:show="embed">
          <draw:custom-shape draw:style-name="gr23" draw:text-style-name="P6" draw:layer="layout" svg:width="2.633cm" svg:height="0.835cm" svg:x="5.309cm" svg:y="7.288cm">
            <text:p text:style-name="P6"><text:span text:style-name="T2">linkchec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md-plugin/" xlink:type="simple" xlink:show="embed">
          <draw:custom-shape draw:style-name="gr18" draw:text-style-name="P6" draw:layer="layout" svg:width="1.306cm" svg:height="0.835cm" svg:x="8.168cm" svg:y="7.288cm">
            <text:p text:style-name="P6"><text:span text:style-name="T2">pm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roject-info-reports-plugin/" xlink:type="simple" xlink:show="embed">
          <draw:custom-shape draw:style-name="gr24" draw:text-style-name="P6" draw:layer="layout" svg:width="4.574cm" svg:height="0.835cm" svg:x="9.701cm" svg:y="7.288cm">
            <text:p text:style-name="P6"><text:span text:style-name="T2">project-info-re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nt-plugin/" xlink:type="simple" xlink:show="embed">
          <draw:custom-shape draw:style-name="gr13" draw:text-style-name="P6" draw:layer="layout" svg:width="1.328cm" svg:height="0.835cm" svg:x="3.143cm" svg:y="8.318cm">
            <text:p text:style-name="P6"><text:span text:style-name="T2">a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ntrun-plugin/" xlink:type="simple" xlink:show="embed">
          <draw:custom-shape draw:style-name="gr25" draw:text-style-name="P6" draw:layer="layout" svg:width="1.94cm" svg:height="0.835cm" svg:x="4.675cm" svg:y="8.318cm">
            <text:p text:style-name="P6"><text:span text:style-name="T2">antru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rchetype/" xlink:type="simple" xlink:show="embed">
          <draw:custom-shape draw:style-name="gr26" draw:text-style-name="P6" draw:layer="layout" svg:width="2.588cm" svg:height="0.835cm" svg:x="6.82cm" svg:y="8.318cm">
            <text:p text:style-name="P6"><text:span text:style-name="T2">arche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ssembly-plugin/" xlink:type="simple" xlink:show="embed">
          <draw:custom-shape draw:style-name="gr26" draw:text-style-name="P6" draw:layer="layout" svg:width="2.588cm" svg:height="0.835cm" svg:x="9.577cm" svg:y="8.318cm">
            <text:p text:style-name="P6"><text:span text:style-name="T2">assembl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ependency-plugin/" xlink:type="simple" xlink:show="embed">
          <draw:custom-shape draw:style-name="gr27" draw:text-style-name="P6" draw:layer="layout" svg:width="3.139cm" svg:height="0.835cm" svg:x="12.334cm" svg:y="8.318cm">
            <text:p text:style-name="P6"><text:span text:style-name="T2">dependenc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enforcer" xlink:type="simple" xlink:show="embed">
          <draw:custom-shape draw:style-name="gr28" draw:text-style-name="P6" draw:layer="layout" svg:width="2.247cm" svg:height="0.835cm" svg:x="15.602cm" svg:y="8.318cm">
            <text:p text:style-name="P6"><text:span text:style-name="T2">enforc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gpg-plugin/" xlink:type="simple" xlink:show="embed">
          <draw:custom-shape draw:style-name="gr13" draw:text-style-name="P6" draw:layer="layout" svg:width="1.328cm" svg:height="0.835cm" svg:x="18.052cm" svg:y="8.318cm">
            <text:p text:style-name="P6"><text:span text:style-name="T2">gp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help-plugin/" xlink:type="simple" xlink:show="embed">
          <draw:custom-shape draw:style-name="gr13" draw:text-style-name="P6" draw:layer="layout" svg:width="1.328cm" svg:height="0.835cm" svg:x="19.584cm" svg:y="8.318cm">
            <text:p text:style-name="P6"><text:span text:style-name="T2">hel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invoker-plugin/" xlink:type="simple" xlink:show="embed">
          <draw:custom-shape draw:style-name="gr25" draw:text-style-name="P6" draw:layer="layout" svg:width="1.94cm" svg:height="0.835cm" svg:x="3.143cm" svg:y="9.349cm">
            <text:p text:style-name="P6"><text:span text:style-name="T2">invok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arsigner-plugin/" xlink:type="simple" xlink:show="embed">
          <draw:custom-shape draw:style-name="gr29" draw:text-style-name="P6" draw:layer="layout" svg:width="2.349cm" svg:height="0.835cm" svg:x="5.288cm" svg:y="9.349cm">
            <text:p text:style-name="P6"><text:span text:style-name="T2">jarsign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deprscan-plugin/" xlink:type="simple" xlink:show="embed">
          <draw:custom-shape draw:style-name="gr30" draw:text-style-name="P6" draw:layer="layout" svg:width="2.859cm" svg:height="0.835cm" svg:x="7.841cm" svg:y="9.349cm">
            <text:p text:style-name="P6"><text:span text:style-name="T2">jdepr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atch-plugin/" xlink:type="simple" xlink:show="embed">
          <draw:custom-shape draw:style-name="gr10" draw:text-style-name="P6" draw:layer="layout" svg:width="1.838cm" svg:height="0.835cm" svg:x="10.904cm" svg:y="9.349cm">
            <text:p text:style-name="P6"><text:span text:style-name="T2">patc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df-plugin/" xlink:type="simple" xlink:show="embed">
          <draw:custom-shape draw:style-name="gr13" draw:text-style-name="P6" draw:layer="layout" svg:width="1.328cm" svg:height="0.835cm" svg:x="12.946cm" svg:y="9.349cm">
            <text:p text:style-name="P6"><text:span text:style-name="T2">pd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lugin-tools/" xlink:type="simple" xlink:show="embed">
          <draw:custom-shape draw:style-name="gr10" draw:text-style-name="P6" draw:layer="layout" svg:width="1.838cm" svg:height="0.835cm" svg:x="14.478cm" svg:y="9.349cm">
            <text:p text:style-name="P6"><text:span text:style-name="T2">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lease/" xlink:type="simple" xlink:show="embed">
          <draw:custom-shape draw:style-name="gr29" draw:text-style-name="P6" draw:layer="layout" svg:width="2.349cm" svg:height="0.835cm" svg:x="16.521cm" svg:y="9.349cm">
            <text:p text:style-name="P6"><text:span text:style-name="T2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mote-resources-plugin/" xlink:type="simple" xlink:show="embed">
          <draw:custom-shape draw:style-name="gr31" draw:text-style-name="P6" draw:layer="layout" svg:width="4.493cm" svg:height="0.835cm" svg:x="3.143cm" svg:y="10.379cm">
            <text:p text:style-name="P6"><text:span text:style-name="T2">remote-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pository-plugin/" xlink:type="simple" xlink:show="embed">
          <draw:custom-shape draw:style-name="gr32" draw:text-style-name="P12" draw:layer="layout" svg:width="2.587cm" svg:height="0.835cm" svg:x="7.841cm" svg:y="10.379cm">
            <text:p text:style-name="P12"><text:span text:style-name="T2">reposi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cm/" xlink:type="simple" xlink:show="embed">
          <draw:custom-shape draw:style-name="gr13" draw:text-style-name="P6" draw:layer="layout" svg:width="1.328cm" svg:height="0.835cm" svg:x="10.598cm" svg:y="10.379cm">
            <text:p text:style-name="P6"><text:span text:style-name="T2">sc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cm-publish-plugin/" xlink:type="simple" xlink:show="embed">
          <draw:custom-shape draw:style-name="gr33" draw:text-style-name="P6" draw:layer="layout" svg:width="2.968cm" svg:height="0.835cm" svg:x="12.129cm" svg:y="10.379cm">
            <text:p text:style-name="P6"><text:span text:style-name="T2">scm-publis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cripting-plugin/" xlink:type="simple" xlink:show="embed">
          <draw:custom-shape draw:style-name="gr5" draw:text-style-name="P6" draw:layer="layout" svg:width="2.042cm" svg:height="0.835cm" svg:x="15.295cm" svg:y="10.379cm">
            <text:p text:style-name="P6"><text:span text:style-name="T2">scrip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tage-plugin/" xlink:type="simple" xlink:show="embed">
          <draw:custom-shape draw:style-name="gr34" draw:text-style-name="P12" draw:layer="layout" svg:width="1.652cm" svg:height="0.835cm" svg:x="17.542cm" svg:y="10.379cm">
            <text:p text:style-name="P12"><text:span text:style-name="T2">st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toolchains-plugin/" xlink:type="simple" xlink:show="embed">
          <draw:custom-shape draw:style-name="gr7" draw:text-style-name="P6" draw:layer="layout" svg:width="2.553cm" svg:height="0.835cm" svg:x="19.38cm" svg:y="10.379cm">
            <text:p text:style-name="P6"><text:span text:style-name="T2">toolchai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./shared/" xlink:type="simple" xlink:show="embed">
          <draw:custom-shape draw:style-name="gr4" draw:text-style-name="P5" draw:layer="layout" svg:width="2.245cm" svg:height="0.833cm" svg:x="1.001cm" svg:y="15.018cm">
            <text:p text:style-name="P4"><text:span text:style-name="T1">Shared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rchiver/" xlink:type="simple" xlink:show="embed">
          <draw:custom-shape draw:style-name="gr12" draw:text-style-name="P6" draw:layer="layout" svg:width="2.45cm" svg:height="0.835cm" svg:x="3.243cm" svg:y="15.018cm">
            <text:p text:style-name="P6"><text:span text:style-name="T2">arch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rtifact-resolver/" xlink:type="simple" xlink:show="embed">
          <draw:custom-shape draw:style-name="gr35" draw:text-style-name="P6" draw:layer="layout" svg:width="3.88cm" svg:height="0.835cm" svg:x="5.899cm" svg:y="15.018cm">
            <text:p text:style-name="P6"><text:span text:style-name="T2">artifact-resol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rtifact-transfer/" xlink:type="simple" xlink:show="embed">
          <draw:custom-shape draw:style-name="gr35" draw:text-style-name="P6" draw:layer="layout" svg:width="3.88cm" svg:height="0.835cm" svg:x="9.983cm" svg:y="15.018cm">
            <text:p text:style-name="P6"><text:span text:style-name="T2">artifact-transf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rtifact-filters/" xlink:type="simple" xlink:show="embed">
          <draw:custom-shape draw:style-name="gr36" draw:text-style-name="P6" draw:layer="layout" svg:width="3.369cm" svg:height="0.835cm" svg:x="14.067cm" svg:y="15.018cm">
            <text:p text:style-name="P6"><text:span text:style-name="T2">artifact-fil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ependency-analyzer/" xlink:type="simple" xlink:show="embed">
          <draw:custom-shape draw:style-name="gr37" draw:text-style-name="P6" draw:layer="layout" svg:width="5.004cm" svg:height="0.835cm" svg:x="3.243cm" svg:y="16.049cm">
            <text:p text:style-name="P6"><text:span text:style-name="T2">dependency-analyz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ependency-tree/" xlink:type="simple" xlink:show="embed">
          <draw:custom-shape draw:style-name="gr38" draw:text-style-name="P6" draw:layer="layout" svg:width="4.391cm" svg:height="0.835cm" svg:x="8.451cm" svg:y="16.049cm">
            <text:p text:style-name="P6"><text:span text:style-name="T2">dependency-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ownloader/" xlink:type="simple" xlink:show="embed">
          <draw:custom-shape draw:style-name="gr30" draw:text-style-name="P6" draw:layer="layout" svg:width="2.859cm" svg:height="0.835cm" svg:x="13.046cm" svg:y="16.049cm">
            <text:p text:style-name="P6"><text:span text:style-name="T2">downlo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file-manager/" xlink:type="simple" xlink:show="embed">
          <draw:custom-shape draw:style-name="gr39" draw:text-style-name="P6" draw:layer="layout" svg:width="3.041cm" svg:height="0.835cm" svg:x="16.11cm" svg:y="16.049cm">
            <text:p text:style-name="P6"><text:span text:style-name="T2">file-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filtering/" xlink:type="simple" xlink:show="embed">
          <draw:custom-shape draw:style-name="gr40" draw:text-style-name="P6" draw:layer="layout" svg:width="2.145cm" svg:height="0.835cm" svg:x="19.378cm" svg:y="16.049cm">
            <text:p text:style-name="P6"><text:span text:style-name="T2">filt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invoker/" xlink:type="simple" xlink:show="embed">
          <draw:custom-shape draw:style-name="gr12" draw:text-style-name="P6" draw:layer="layout" svg:width="2.45cm" svg:height="0.835cm" svg:x="3.243cm" svg:y="17.081cm">
            <text:p text:style-name="P6"><text:span text:style-name="T2">invok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arsigner/" xlink:type="simple" xlink:show="embed">
          <draw:custom-shape draw:style-name="gr12" draw:text-style-name="P6" draw:layer="layout" svg:width="2.45cm" svg:height="0.835cm" svg:x="5.899cm" svg:y="17.081cm">
            <text:p text:style-name="P6"><text:span text:style-name="T2">jarsign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mapping/" xlink:type="simple" xlink:show="embed">
          <draw:custom-shape draw:style-name="gr12" draw:text-style-name="P6" draw:layer="layout" svg:width="2.45cm" svg:height="0.835cm" svg:x="8.554cm" svg:y="17.081cm">
            <text:p text:style-name="P6"><text:span text:style-name="T2">m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osgi/" xlink:type="simple" xlink:show="embed">
          <draw:custom-shape draw:style-name="gr41" draw:text-style-name="P6" draw:layer="layout" svg:width="1.287cm" svg:height="0.835cm" svg:x="11.208cm" svg:y="17.081cm">
            <text:p text:style-name="P6"><text:span text:style-name="T2">osg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roject-utils/" xlink:type="simple" xlink:show="embed">
          <draw:custom-shape draw:style-name="gr42" draw:text-style-name="P6" draw:layer="layout" svg:width="2.94cm" svg:height="0.835cm" svg:x="12.74cm" svg:y="17.081cm">
            <text:p text:style-name="P6"><text:span text:style-name="T2">project-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porting-api/" xlink:type="simple" xlink:show="embed">
          <draw:custom-shape draw:style-name="gr43" draw:text-style-name="P6" draw:layer="layout" svg:width="3.472cm" svg:height="0.835cm" svg:x="3.243cm" svg:y="18.111cm">
            <text:p text:style-name="P6"><text:span text:style-name="T2">reporting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porting-exec/" xlink:type="simple" xlink:show="embed">
          <draw:custom-shape draw:style-name="gr43" draw:text-style-name="P6" draw:layer="layout" svg:width="3.472cm" svg:height="0.835cm" svg:x="6.92cm" svg:y="18.111cm">
            <text:p text:style-name="P6"><text:span text:style-name="T2">reporting-exe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porting-impl/" xlink:type="simple" xlink:show="embed">
          <draw:custom-shape draw:style-name="gr43" draw:text-style-name="P6" draw:layer="layout" svg:width="3.472cm" svg:height="0.835cm" svg:x="10.596cm" svg:y="18.111cm">
            <text:p text:style-name="P6"><text:span text:style-name="T2">reporting-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epository-builder/" xlink:type="simple" xlink:show="embed">
          <draw:custom-shape draw:style-name="gr44" draw:text-style-name="P6" draw:layer="layout" svg:width="4.187cm" svg:height="0.835cm" svg:x="14.272cm" svg:y="18.111cm">
            <text:p text:style-name="P6"><text:span text:style-name="T2">repository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runtime/" xlink:type="simple" xlink:show="embed">
          <draw:custom-shape draw:style-name="gr45" draw:text-style-name="P6" draw:layer="layout" svg:width="2.189cm" svg:height="0.835cm" svg:x="18.662cm" svg:y="18.111cm">
            <text:p text:style-name="P6"><text:span text:style-name="T2">run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cript-interpreter/" xlink:type="simple" xlink:show="embed">
          <draw:custom-shape draw:style-name="gr46" draw:text-style-name="P6" draw:layer="layout" svg:width="3.983cm" svg:height="0.835cm" svg:x="3.243cm" svg:y="19.142cm">
            <text:p text:style-name="P6"><text:span text:style-name="T2">script-interpr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hared-incremental/" xlink:type="simple" xlink:show="embed">
          <draw:custom-shape draw:style-name="gr47" draw:text-style-name="P6" draw:layer="layout" svg:width="3.012cm" svg:height="0.835cm" svg:x="7.532cm" svg:y="19.142cm">
            <text:p text:style-name="P6"><text:span text:style-name="T2">increment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hared-io/" xlink:type="simple" xlink:show="embed">
          <draw:custom-shape draw:style-name="gr48" draw:text-style-name="P6" draw:layer="layout" svg:width="1.021cm" svg:height="0.835cm" svg:x="10.8cm" svg:y="19.142cm">
            <text:p text:style-name="P6"><text:span text:style-name="T2">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hared-jar/" xlink:type="simple" xlink:show="embed">
          <draw:custom-shape draw:style-name="gr48" draw:text-style-name="P6" draw:layer="layout" svg:width="1.021cm" svg:height="0.835cm" svg:x="12.025cm" svg:y="19.142cm">
            <text:p text:style-name="P6"><text:span text:style-name="T2">j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hared-resources/" xlink:type="simple" xlink:show="embed">
          <draw:custom-shape draw:style-name="gr49" draw:text-style-name="P6" draw:layer="layout" svg:width="2.484cm" svg:height="0.835cm" svg:x="13.251cm" svg:y="19.142cm">
            <text:p text:style-name="P6"><text:span text:style-name="T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hared-utils/" xlink:type="simple" xlink:show="embed">
          <draw:custom-shape draw:style-name="gr50" draw:text-style-name="P6" draw:layer="layout" svg:width="1.531cm" svg:height="0.835cm" svg:x="15.905cm" svg:y="19.142cm">
            <text:p text:style-name="P6"><text:span text:style-name="T2">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verifier/" xlink:type="simple" xlink:show="embed">
          <draw:custom-shape draw:style-name="gr10" draw:text-style-name="P6" draw:layer="layout" svg:width="1.838cm" svg:height="0.835cm" svg:x="17.641cm" svg:y="19.142cm">
            <text:p text:style-name="P6"><text:span text:style-name="T2">ver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ite/" xlink:type="simple" xlink:show="embed">
          <draw:custom-shape draw:style-name="gr9" draw:text-style-name="P7" draw:layer="layout" svg:width="1.838cm" svg:height="0.835cm" svg:x="1.203cm" svg:y="1.092cm">
            <text:p text:style-name="P6"><text:span text:style-name="T2">Si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archetypes/" xlink:type="simple" xlink:show="embed">
          <draw:custom-shape draw:style-name="gr51" draw:text-style-name="P6" draw:layer="layout" svg:width="3.064cm" svg:height="0.835cm" svg:x="2.731cm" svg:y="12.75cm">
            <text:p text:style-name="P6"><text:span text:style-name="T2">Archetyp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indexer/" xlink:type="simple" xlink:show="embed">
          <draw:custom-shape draw:style-name="gr29" draw:text-style-name="P6" draw:layer="layout" svg:width="2.349cm" svg:height="0.835cm" svg:x="13.66cm" svg:y="12.75cm">
            <text:p text:style-name="P6"><text:span text:style-name="T2">Index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arent/" xlink:type="simple" xlink:show="embed">
          <draw:custom-shape draw:style-name="gr10" draw:text-style-name="P6" draw:layer="layout" svg:width="1.838cm" svg:height="0.835cm" svg:x="5.999cm" svg:y="12.75cm">
            <text:p text:style-name="P6"><text:span text:style-name="T2">Pom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fluido-skin/" xlink:type="simple" xlink:show="embed">
          <draw:custom-shape draw:style-name="gr10" draw:text-style-name="P6" draw:layer="layout" svg:width="1.838cm" svg:height="0.835cm" svg:x="8.041cm" svg:y="12.75cm">
            <text:p text:style-name="P6"><text:span text:style-name="T2">Ski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wagon/" xlink:type="simple" xlink:show="embed">
          <draw:custom-shape draw:style-name="gr29" draw:text-style-name="P6" draw:layer="layout" svg:width="2.349cm" svg:height="0.835cm" svg:x="16.212cm" svg:y="12.75cm">
            <text:p text:style-name="P6"><text:span text:style-name="T2">Wag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plugin-testing/" xlink:type="simple" xlink:show="embed">
          <draw:custom-shape draw:style-name="gr52" draw:text-style-name="P6" draw:layer="layout" svg:width="3.268cm" svg:height="0.835cm" svg:x="18.765cm" svg:y="12.75cm">
            <text:p text:style-name="P6"><text:span text:style-name="T2">Plugin tes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tudies/" xlink:type="simple" xlink:show="embed">
          <draw:custom-shape draw:style-name="gr10" draw:text-style-name="P6" draw:layer="layout" svg:width="1.838cm" svg:height="0.835cm" svg:x="10.9cm" svg:y="12.75cm">
            <text:p text:style-name="P6"><text:span text:style-name="T2">Studi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dist-tool/" xlink:type="simple" xlink:show="embed">
          <draw:custom-shape draw:style-name="gr29" draw:text-style-name="P6" draw:layer="layout" svg:width="2.349cm" svg:height="0.835cm" svg:x="2.731cm" svg:y="13.782cm">
            <text:p text:style-name="P6"><text:span text:style-name="T2">dist-to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4" draw:text-style-name="P9" draw:layer="layout" svg:width="2.245cm" svg:height="0.833cm" svg:x="5.692cm" svg:y="13.782cm">
          <text:p text:style-name="P8"><text:span text:style-name="T3">Jenki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a xlink:href="https://github.com/apache/maven-jenkins-env/" xlink:type="simple" xlink:show="embed">
          <draw:custom-shape draw:style-name="gr10" draw:text-style-name="P6" draw:layer="layout" svg:width="1.838cm" svg:height="0.835cm" svg:x="8.041cm" svg:y="13.782cm">
            <text:p text:style-name="P6"><text:span text:style-name="T2">en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jenkins-lib/" xlink:type="simple" xlink:show="embed">
          <draw:custom-shape draw:style-name="gr10" draw:text-style-name="P6" draw:layer="layout" svg:width="1.838cm" svg:height="0.835cm" svg:x="10.083cm" svg:y="13.782cm">
            <text:p text:style-name="P6"><text:span text:style-name="T2">li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sources/" xlink:type="simple" xlink:show="embed">
          <draw:custom-shape draw:style-name="gr7" draw:text-style-name="P6" draw:layer="layout" svg:width="2.553cm" svg:height="0.835cm" svg:x="3.552cm" svg:y="1.092cm">
            <text:p text:style-name="P6"><text:span text:style-name="T2">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codehaus-plexus/plexus-utils/" xlink:type="simple" xlink:show="embed">
          <draw:custom-shape draw:style-name="gr53" draw:text-style-name="P13" draw:layer="layout" svg:width="1.255cm" svg:height="0.834cm" svg:x="3.245cm" svg:y="20.688cm">
            <text:p text:style-name="P6"><text:span text:style-name="T2">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codehaus-plexus" xlink:type="simple" xlink:show="embed">
          <draw:custom-shape draw:style-name="gr4" draw:text-style-name="P5" draw:layer="layout" svg:width="2.245cm" svg:height="0.833cm" svg:x="1.001cm" svg:y="20.68cm">
            <text:p text:style-name="P4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codehaus-plexus.github.io/" xlink:type="simple" xlink:show="embed">
          <draw:custom-shape draw:style-name="gr54" draw:text-style-name="P13" draw:layer="layout" svg:width="3.268cm" svg:height="0.834cm" svg:x="6.09cm" svg:y="20.688cm">
            <text:p text:style-name="P6"><text:span text:style-name="T2">Compon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codehaus-plexus/plexus-classworlds/" xlink:type="simple" xlink:show="embed">
          <draw:custom-shape draw:style-name="gr54" draw:text-style-name="P13" draw:layer="layout" svg:width="3.268cm" svg:height="0.834cm" svg:x="9.562cm" svg:y="20.688cm">
            <text:p text:style-name="P6"><text:span text:style-name="T2">ClassWorld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codehaus-plexus/modello/" xlink:type="simple" xlink:show="embed">
          <draw:custom-shape draw:style-name="gr55" draw:text-style-name="P13" draw:layer="layout" svg:width="2.45cm" svg:height="0.834cm" svg:x="13.034cm" svg:y="20.688cm">
            <text:p text:style-name="P6"><text:span text:style-name="T2">Model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build-cache-extension/" xlink:type="simple" xlink:show="embed">
          <draw:custom-shape draw:style-name="gr56" draw:text-style-name="P6" draw:layer="layout" svg:width="3.296cm" svg:height="0.835cm" svg:x="18.704cm" svg:y="2.133cm">
            <text:p text:style-name="P6"><text:span text:style-name="T2">Build Cach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wrapper/" xlink:type="simple" xlink:show="embed">
          <draw:custom-shape draw:style-name="gr5" draw:text-style-name="P6" draw:layer="layout" svg:width="2.042cm" svg:height="0.835cm" svg:x="13.645cm" svg:y="2.133cm">
            <text:p text:style-name="P6"><text:span text:style-name="T2">Wrapp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apache/maven-mvnd/" xlink:type="simple" xlink:show="embed">
          <draw:custom-shape draw:style-name="gr57" draw:text-style-name="P6" draw:layer="layout" svg:width="1.655cm" svg:height="0.835cm" svg:x="15.845cm" svg:y="2.133cm">
            <text:p text:style-name="P6"><text:span text:style-name="T2">Mv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codehaus-plexus/plexus-xml/" xlink:type="simple" xlink:show="embed">
          <draw:custom-shape draw:style-name="gr58" draw:text-style-name="P13" draw:layer="layout" svg:width="1.155cm" svg:height="0.834cm" svg:x="4.745cm" svg:y="20.688cm">
            <text:p text:style-name="P6"><text:span text:style-name="T2">xm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0T23:12:09</meta:creation-date>
    <dc:date>2024-03-18T08:34:04.336276469</dc:date>
    <meta:editing-cycles>90</meta:editing-cycles>
    <meta:editing-duration>P1DT16H28M8S</meta:editing-duration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